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 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Scalable Blockchain Hybrid In Works By Former Google and Microsoft Dev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 table:number-rows-repeated="10481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03:Sheet1.F44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/00/0000</text:date>, <text:time style:data-style-name="N2" text:time-value="16:39:57.353754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17:20:00.025415178</dc:date>
    <meta:generator>LibreOffice/5.4.3.2$Linux_X86_64 LibreOffice_project/40m0$Build-2</meta:generator>
    <meta:editing-duration>PT2H8M42S</meta:editing-duration>
    <meta:editing-cycles>101</meta:editing-cycles>
    <meta:document-statistic meta:table-count="1" meta:cell-count="2321" meta:object-count="0"/>
    <meta:user-defined meta:name=""/>
  </office:meta>
</office:document-meta>
</file>